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1089E3BC185CCB76B5.png" manifest:media-type="image/png"/>
  <manifest:file-entry manifest:full-path="Pictures/10000201000007800000041024EBB2F0AD6C78AF.png" manifest:media-type="image/png"/>
  <manifest:file-entry manifest:full-path="Pictures/10000000000005BD000001B3462D6FC4ABFFE93D.png" manifest:media-type="image/png"/>
  <manifest:file-entry manifest:full-path="Pictures/10000201000007800000041078474FD025CDF8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ed0d" officeooo:paragraph-rsid="0006ed0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Corrida de Web Service con Spring Boot</text:p>
      <text:p text:style-name="P1"><draw:frame draw:style-name="fr2" draw:name="Imagen2" text:anchor-type="paragraph" svg:width="17cm" svg:height="5.034cm" draw:z-index="1"><draw:image xlink:href="Pictures/10000000000005BD000001B3462D6FC4ABFFE93D.png" xlink:type="simple" xlink:show="embed" xlink:actuate="onLoad" loext:mime-type="image/x-vclgraphic"/></draw:frame></text:p>
      <text:p text:style-name="P1">Consultas</text:p>
      <text:p text:style-name="P1"/>
      <text:p text:style-name="P1"><draw:frame draw:style-name="fr1" draw:name="Imagen3" text:anchor-type="paragraph" svg:x="0.085cm" svg:y="0.318cm" svg:width="17cm" svg:height="9.208cm" draw:z-index="2"><draw:image xlink:href="Pictures/10000201000007800000041078474FD025CDF835.png" xlink:type="simple" xlink:show="embed" xlink:actuate="onLoad" loext:mime-type="image/x-vclgraphic"/></draw:frame></text:p>
      <text:p text:style-name="P1"/>
      <text:p text:style-name="P1"/>
      <text:p text:style-name="P1"><draw:frame draw:style-name="fr3" draw:name="Imagen4" text:anchor-type="paragraph" svg:width="17cm" svg:height="9.208cm" draw:z-index="3"><draw:image xlink:href="Pictures/10000201000007800000041024EBB2F0AD6C78AF.png" xlink:type="simple" xlink:show="embed" xlink:actuate="onLoad" loext:mime-type="image/x-vclgraphic"/></draw:frame><text:soft-page-break/></text:p>
      <text:p text:style-name="P1"/>
      <text:p text:style-name="P1"><draw:frame draw:style-name="fr1" draw:name="Imagen1" text:anchor-type="paragraph" svg:x="-0.212cm" svg:y="1.859cm" svg:width="17cm" svg:height="9.208cm" draw:z-index="0"><draw:image xlink:href="Pictures/10000201000007800000041089E3BC185CCB76B5.png" xlink:type="simple" xlink:show="embed" xlink:actuate="onLoad" loext:mime-type="image/x-vclgraphic"/></draw:frame>CodeIgnit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B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7T02:43:50.765215406</meta:creation-date>
    <dc:date>2020-07-27T02:47:17.480442899</dc:date>
    <meta:editing-duration>PT3M27S</meta:editing-duration>
    <meta:editing-cycles>1</meta:editing-cycles>
    <meta:document-statistic meta:table-count="0" meta:image-count="4" meta:object-count="0" meta:page-count="2" meta:paragraph-count="3" meta:word-count="9" meta:character-count="59" meta:non-whitespace-character-count="52"/>
    <meta:generator>LibreOffice/6.0.7.3$Linux_X86_64 LibreOffice_project/00m0$Build-3</meta:generator>
  </office:meta>
</office:document-meta>
</file>